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905cm" svg:x="2.004cm" svg:y="3.54cm">
          <text:p text:style-name="P1">0x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5cm" svg:height="1.905cm" svg:x="4.475cm" svg:y="3.5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39cm" svg:height="1.905cm" svg:x="10.525cm" svg:y="3.54cm">
          <text:p text:style-name="P1">x</text:p>
          <draw:enhanced-geometry svg:viewBox="0 0 21600 21600" draw:type="rectangle" draw:enhanced-path="M 0 0 L 21600 0 21600 21600 0 21600 0 0 Z N"/>
        </draw:custom-shape>
        <draw:frame draw:style-name="gr2" draw:layer="layout" svg:width="10.776cm" svg:height="0.962cm" svg:x="1.635cm" svg:y="2.57cm">
          <draw:text-box>
            <text:p>15 <text:s text:c="5"/>12 11 <text:s text:c="26"/>3 <text:s/>2 <text:s text:c="2"/>0 </text:p>
          </draw:text-box>
        </draw:frame>
        <draw:frame draw:style-name="gr3" draw:layer="layout" svg:width="9.341cm" svg:height="0.962cm" svg:x="2.27cm" svg:y="1.308cm">
          <draw:text-box>
            <text:p>Machine code format for POP x</text:p>
          </draw:text-box>
        </draw:frame>
        <draw:custom-shape draw:style-name="gr1" draw:text-style-name="P1" draw:layer="layout" svg:width="2.54cm" svg:height="1.905cm" svg:x="13.065cm" svg:y="3.54cm">
          <text:p text:style-name="P1">0x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5.605cm" svg:y="3.5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7.51cm" svg:y="3.54cm">
          <text:p text:style-name="P1">x</text:p>
          <draw:enhanced-geometry svg:viewBox="0 0 21600 21600" draw:type="rectangle" draw:enhanced-path="M 0 0 L 21600 0 21600 21600 0 21600 0 0 Z N"/>
        </draw:custom-shape>
        <draw:frame draw:style-name="gr2" draw:layer="layout" svg:width="10.234cm" svg:height="0.962cm" svg:x="13.096cm" svg:y="2.57cm">
          <draw:text-box>
            <text:p>15 <text:s text:c="3"/>12 11 <text:s text:c="3"/>9 8 <text:s text:c="5"/>6 5 <text:s text:c="14"/>0 </text:p>
          </draw:text-box>
        </draw:frame>
        <draw:frame draw:style-name="gr3" draw:layer="layout" svg:width="9.773cm" svg:height="0.962cm" svg:x="13.396cm" svg:y="1.348cm">
          <draw:text-box>
            <text:p>Machine code format for PUSH x</text:p>
          </draw:text-box>
        </draw:frame>
        <draw:custom-shape draw:style-name="gr1" draw:text-style-name="P1" draw:layer="layout" svg:width="3.81cm" svg:height="1.905cm" svg:x="19.415cm" svg:y="3.54cm">
          <text:p text:style-name="P1">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hmet </meta:initial-creator>
    <meta:creation-date>2014-06-20T18:15:34</meta:creation-date>
    <dc:date>2014-07-22T05:56:28</dc:date>
    <dc:creator>mehmet </dc:creator>
    <meta:editing-duration>PT1H7M56S</meta:editing-duration>
    <meta:editing-cycles>9</meta:editing-cycles>
    <meta:generator>LibreOffice/3.5$Linux_X86_64 LibreOffice_project/350m1$Build-2</meta:generator>
    <meta:document-statistic meta:object-count="11"/>
  </office:meta>
</office:document-meta>
</file>